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aleoregular" svg:font-family="aleoregular, 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widows="1"/>
    </style:style>
    <style:style style:name="P2" style:family="paragraph" style:parent-style-name="Text_20_body" style:list-style-name="L2">
      <style:paragraph-properties fo:margin-top="0in" fo:margin-bottom="0in" style:contextual-spacing="false" fo:widows="1"/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3" style:family="paragraph" style:parent-style-name="Text_20_body" style:list-style-name="L2">
      <style:paragraph-properties fo:margin-top="0in" fo:margin-bottom="0in" style:contextual-spacing="false" fo:widows="1"/>
    </style:style>
    <style:style style:name="P4" style:family="paragraph" style:parent-style-name="Text_20_body" style:list-style-name="L2">
      <style:paragraph-properties fo:margin-top="0in" fo:margin-bottom="0in" style:contextual-spacing="false" fo:widows="1"/>
      <style:text-properties style:font-name="Times New Roman" fo:font-size="14pt" style:font-size-asian="14pt" style:font-size-complex="14pt"/>
    </style:style>
    <style:style style:name="P5" style:family="paragraph" style:parent-style-name="Standard" style:list-style-name="L1">
      <style:text-properties officeooo:rsid="001bde2f" officeooo:paragraph-rsid="001bde2f"/>
    </style:style>
    <style:style style:name="P6" style:family="paragraph" style:parent-style-name="Standard" style:list-style-name="L2">
      <style:paragraph-properties fo:margin-top="0in" fo:margin-bottom="0.1965in" style:contextual-spacing="false" fo:widows="1"/>
    </style:style>
    <style:style style:name="P7" style:family="paragraph" style:parent-style-name="Heading_20_1" style:list-style-name="L2">
      <style:paragraph-properties fo:margin-top="0in" fo:margin-bottom="0in" style:contextual-spacing="false" fo:line-height="110%" fo:widows="1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1155cc" fo:font-size="9pt" fo:letter-spacing="normal" fo:font-style="normal" fo:font-weight="normal"/>
    </style:style>
    <style:style style:name="T3" style:family="text">
      <style:text-properties fo:font-variant="normal" fo:text-transform="none" fo:color="#1155cc" style:font-name="Times New Roman" fo:font-size="9pt" fo:letter-spacing="normal" fo:font-style="normal" fo:font-weight="normal"/>
    </style:style>
    <style:style style:name="T4" style:family="text">
      <style:text-properties fo:font-variant="normal" fo:text-transform="none" fo:color="#1155cc" style:font-name="Times New Roman" fo:letter-spacing="normal" fo:font-style="normal" fo:font-weight="normal"/>
    </style:style>
    <style:style style:name="T5" style:family="text">
      <style:text-properties fo:font-variant="normal" fo:text-transform="none" fo:color="#1155cc" style:font-name="Times New Roman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29668359889999461" text:style-name="L2">
        <text:list-item>
          <text:p text:style-name="P6"><text:a xlink:type="simple" xlink:href="http://search.proquest.com/pqcentral/docview/265574137/fulltext/EA809252942043CFPQ/10?accountid=40345" office:target-frame-name="_blank" xlink:show="new"><text:span text:style-name="T5">http://search.proquest.com/pqcentral/docview/265574137/fulltext/EA809252942043CFPQ/10?accountid=40345</text:span></text:a></text:p>
          <text:h text:style-name="P7" text:outline-level="1">Euro boosts interest in Austrian bonds</text:h>
          <text:p text:style-name="P4"/>
        </text:list-item>
        <text:list-item>
          <text:p text:style-name="P1"><text:a xlink:type="simple" xlink:href="http://search.proquest.com/pqcentral/docview/228345629/EA809252942043CFPQ/60?accountid=40345" office:target-frame-name="_blank" xlink:show="new"><text:span text:style-name="T5">http://search.proquest.com/pqcentral/docview/228345629/EA809252942043CFPQ/60?accountid=40345</text:span></text:a></text:p>
          <text:h text:style-name="P7" text:outline-level="1">Effects of the single market on the Austrian insurance industry</text:h>
          <text:p text:style-name="P4"/>
        </text:list-item>
        <text:list-item>
          <text:p text:style-name="P1"><text:a xlink:type="simple" xlink:href="http://search.proquest.com/pqcentral/docview/318606739/EA809252942043CFPQ/69?accountid=40345" office:target-frame-name="_blank" xlink:show="new"><text:span text:style-name="T5">http://search.proquest.com/pqcentral/docview/318606739/EA809252942043CFPQ/69?accountid=40345</text:span></text:a></text:p>
          <text:h text:style-name="P7" text:outline-level="1">Euro's first day pronounced a roaring success: [Final 5 Edition]</text:h>
          <text:p text:style-name="P4"/>
          <text:p text:style-name="P4"/>
        </text:list-item>
        <text:list-item>
          <text:p text:style-name="P1"><text:a xlink:type="simple" xlink:href="http://search.proquest.com/pqcentral/docview/1641008841/EA809252942043CFPQ/101?accountid=40345" office:target-frame-name="_blank" xlink:show="new"><text:span text:style-name="T5">http://search.proquest.com/pqcentral/docview/1641008841/EA809252942043CFPQ/101?accountid=40345</text:span></text:a></text:p>
          <text:h text:style-name="P7" text:outline-level="1">Austrian experts report strong increase in exports since EU entry</text:h>
          <text:p text:style-name="P4"/>
        </text:list-item>
        <text:list-item>
          <text:p text:style-name="P3"><text:a xlink:type="simple" xlink:href="http://www.ecu-activities.be/documents/publications/publication/1998_1/autriche.html" office:target-frame-name="_blank" xlink:show="new"><text:span text:style-name="T5">http://www.ecu-activities.be/documents/publications/publication/1998_1/autriche.html</text:span></text:a></text:p>
          <text:p text:style-name="P2">Austrian changeover-plan for the introduction of the euro</text:p>
        </text:list-item>
      </text:list>
      <text:p text:style-name="Standard"/>
      <text:p text:style-name="Standard"/>
      <text:p text:style-name="Standard"/>
      <text:list xml:id="list5965576972758315166" text:style-name="L1">
        <text:list-item>
          <text:p text:style-name="P5">How did the conversion affect trade with European countries vs Russia or other large trading powers?</text:p>
        </text:list-item>
        <text:list-item>
          <text:p text:style-name="P5"/>
        </text:list-item>
        <text:list-item>
          <text:p text:style-name="P5">Were there specific industries that were impacted more significantly?</text:p>
        </text:list-item>
        <text:list-item>
          <text:p text:style-name="P5"/>
        </text:list-item>
        <text:list-item>
          <text:p text:style-name="P5">Was counter fitting and fraud prevalent upon the immediate conversion?</text:p>
        </text:list-item>
        <text:list-item>
          <text:p text:style-name="P5"/>
        </text:list-item>
        <text:list-item>
          <text:p text:style-name="P5">How long did the conversion take?</text:p>
        </text:list-item>
        <text:list-item>
          <text:p text:style-name="P5"/>
        </text:list-item>
        <text:list-item>
          <text:p text:style-name="P5">Was the conversion beneficial to the Austrian economy over tim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aleoregular" svg:font-family="aleoregular, 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1:33:27.299000000</meta:creation-date>
    <dc:date>2016-04-01T11:40:29.166000000</dc:date>
    <meta:editing-duration>P0D</meta:editing-duration>
    <meta:editing-cycles>1</meta:editing-cycles>
    <meta:document-statistic meta:table-count="0" meta:image-count="0" meta:object-count="0" meta:page-count="1" meta:paragraph-count="24" meta:word-count="124" meta:character-count="1119" meta:non-whitespace-character-count="1034"/>
    <meta:generator>LibreOffice/4.1.4.2$Windows_x86 LibreOffice_project/0a0440ccc0227ad9829de5f46be37cfb6edcf72</meta:generator>
  </office:meta>
</office:document-meta>
</file>